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666666" style:font-name="Lato Extended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 Extended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fo:letter-spacing="normal"/>
    </style:style>
    <style:style style:name="T1" style:family="text">
      <style:text-properties fo:font-variant="normal" fo:text-transform="none" fo:color="#2d3b45" style:font-name="Lato Extended" fo:font-size="12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Outline (Week 1)</text:h>
      <text:p text:style-name="P2"><text:span text:style-name="Strong_20_Emphasis"><text:span text:style-name="T1">Jan 9: Introduction to course.</text:span></text:span></text:p>
      <text:p text:style-name="P3">Lecture: PPT Course-Quickstart.</text:p>
      <text:p text:style-name="P4"> </text:p>
      <text:p text:style-name="P2"><text:span text:style-name="Strong_20_Emphasis"><text:span text:style-name="T1">Jan 9: Mol Bio Primer. </text:span></text:span></text:p>
      <text:p text:style-name="P3">Lecture: PPT Lecture-molbioprimer.</text:p>
      <text:p text:style-name="P4"> </text:p>
      <text:p text:style-name="P2"><text:span text:style-name="Strong_20_Emphasis"><text:span text:style-name="T1">Jan 11: Statistical Testing.</text:span></text:span></text:p>
      <text:p text:style-name="P3">Pre-req: Familiarity with Basic probability, Bayes rule, Random variables, Expectation and moments, Discrete distributions, Continuous distributions. </text:p>
      <text:p text:style-name="P3">Pre-req: Go through PDF lec2_probstats-short on your own before class.</text:p>
      <text:p text:style-name="P3">Lecture: PDF statstests.</text:p>
      <text:p text:style-name="P3">Learn: Hypothesis testing. Null and alternative hypotheses. Difference of two groups. Parametric and non-parametric tests. Testing by permutation. Multiple hypothesis correction. Bio examples: gene expression and differential expression. 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6T18:44:57.205695316</meta:creation-date>
    <dc:date>2023-01-16T18:45:18.077033900</dc:date>
    <meta:editing-duration>PT21S</meta:editing-duration>
    <meta:editing-cycles>1</meta:editing-cycles>
    <meta:document-statistic meta:table-count="0" meta:image-count="0" meta:object-count="0" meta:page-count="1" meta:paragraph-count="13" meta:word-count="80" meta:character-count="647" meta:non-whitespace-character-count="571"/>
    <meta:generator>LibreOffice/6.0.7.3$Linux_X86_64 LibreOffice_project/00m0$Build-3</meta:generator>
  </office:meta>
</office:document-meta>
</file>